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1H30M13.000S" table:style-name="ce9">
            <text:p>11:30:13</text:p>
          </table:table-cell>
          <table:table-cell office:value-type="string" table:style-name="ce12">
            <text:p>Last</text:p>
          </table:table-cell>
          <table:table-cell office:value-type="time" office:time-value="PT11H33M13.000S" table:style-name="ce9">
            <text:p>11:33:13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5.9142857142857137" table:style-name="ce13">
            <text:p>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0.414285714285715" table:style-name="ce14">
            <text:p>30.4</text:p>
          </table:table-cell>
          <table:table-cell office:value-type="float" office:value="14.442857142857145" table:style-name="ce14">
            <text:p>14.4</text:p>
          </table:table-cell>
          <table:table-cell office:value-type="float" office:value="4.2857142857142864E-2" table:style-name="ce14">
            <text:p>0.0</text:p>
          </table:table-cell>
          <table:table-cell office:value-type="float" office:value="55.142857142857146" table:style-name="ce14">
            <text:p>55.1</text:p>
          </table:table-cell>
          <table:table-cell office:value-type="float" office:value="44.857142857142854" table:style-name="ce14">
            <text:p>44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3.6" table:style-name="ce13">
            <text:p>1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5.900000000000006" table:style-name="ce14">
            <text:p>75.9</text:p>
          </table:table-cell>
          <table:table-cell office:value-type="float" office:value="23.7" table:style-name="ce14">
            <text:p>23.7</text:p>
          </table:table-cell>
          <table:table-cell office:value-type="float" office:value="0.1" table:style-name="ce14">
            <text:p>0.1</text:p>
          </table:table-cell>
          <table:table-cell office:value-type="float" office:value="99.7" table:style-name="ce14">
            <text:p>99.7</text:p>
          </table:table-cell>
          <table:table-cell office:value-type="float" office:value="94.7" table:style-name="ce14">
            <text:p>94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467H32M13.000S" table:style-name="ce9">
            <text:p>11:32:13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4955378111789575" table:style-name="ce14">
            <text:p>2.5</text:p>
          </table:table-cell>
          <table:table-cell office:value-type="float" office:value="1.6409495548961421" table:style-name="ce14">
            <text:p>1.6</text:p>
          </table:table-cell>
          <table:table-cell office:value-type="float" office:value="2.333333333333333" table:style-name="ce14">
            <text:p>2.3</text:p>
          </table:table-cell>
          <table:table-cell office:value-type="float" office:value="1.8080310880829016" table:style-name="ce14">
            <text:p>1.8</text:p>
          </table:table-cell>
          <table:table-cell office:value-type="float" office:value="2.1111464968152869" table:style-name="ce14">
            <text:p>2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70.72399999999999" table:style-name="ce13">
            <text:p>17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20T00:00:00" table:style-name="ce5">
            <text:p>20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30.120S" table:style-name="ce6">
            <text:p>00:11: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8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2422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615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47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5108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68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21715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93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67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538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3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21714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0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6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6510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03629 0 23513 2021048 7018 0 732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8480 0 7278 498609 1917 0 369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9734 0 6470 501348 2606 0 135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23202 0 5208 509105 1739 0 12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22212 0 4556 511985 754 0 105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238732 48 649 0 0 0 0 2 0 1 0 0 0 477 0 17524 64 0 0 0 0 0 0 0 22 0 0 0 0 0 0 0 0 21872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01698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4896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9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0019166 0 533304 62912 8943168 17564 0 619 144578 404 3166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88113438 8871514 <text:s text:c="3"/>0 <text:s text:c="3"/>0 <text:s text:c="3"/>0 <text:s text:c="4"/>0 <text:s text:c="9"/>0 <text:s text:c="8"/>0 88113438 887151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6624357 <text:s/>113856 <text:s text:c="3"/>0 <text:s text:c="3"/>0 <text:s text:c="3"/>0 <text:s text:c="4"/>0 <text:s text:c="9"/>0 <text:s text:c="8"/>0 205261347 <text:s/>17121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959 10907 729342 243348 5560 143803 1198168 1832384 0 79248 20789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856 10877 728290 242732 5560 143803 1198168 1832384 0 79060 20783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4 0 0 0 0 0 44 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64 0 0 0 0 0 460 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81 139073 21 20 4 53 32 46 20 0 1 0 4 2928640 398 4294967295 3543040 3642876 0 0 0 0 0 4096 536946211 4294967295 0 0 0 1 0 0 183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398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13857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7121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6624418 (16.6 MB) <text:s/>TX bytes:205261347 (205.2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887151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887151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88113438 (88.1 MB) <text:s/>TX bytes:88113438 (88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5 <text:s text:c="5"/>2886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88889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31944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97.1" table:style-name="ce1">
            <text:p>97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1.1" table:style-name="ce1">
            <text:p>21.1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75.900000000000006" table:style-name="ce1">
            <text:p>75.9</text:p>
          </table:table-cell>
          <table:table-cell office:value-type="float" office:value="18.8" table:style-name="ce1">
            <text:p>18.8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.3</text:p>
          </table:table-cell>
          <table:table-cell office:value-type="float" office:value="94.7" table:style-name="ce1">
            <text:p>94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43.4" table:style-name="ce1">
            <text:p>43.4</text:p>
          </table:table-cell>
          <table:table-cell office:value-type="float" office:value="20.3" table:style-name="ce1">
            <text:p>20.3</text:p>
          </table:table-cell>
          <table:table-cell office:value-type="float" office:value="0.1" table:style-name="ce1">
            <text:p>0.1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63.7" table:style-name="ce1">
            <text:p>63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13.7" table:style-name="ce1">
            <text:p>13.7</text:p>
          </table:table-cell>
          <table:table-cell office:value-type="float" office:value="23.7" table:style-name="ce1">
            <text:p>23.7</text:p>
          </table:table-cell>
          <table:table-cell office:value-type="float" office:value="0.1" table:style-name="ce1">
            <text:p>0.1</text:p>
          </table:table-cell>
          <table:table-cell office:value-type="float" office:value="62.6" table:style-name="ce1">
            <text:p>62.6</text:p>
          </table:table-cell>
          <table:table-cell office:value-type="float" office:value="37.4" table:style-name="ce1">
            <text:p>37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12.4" table:style-name="ce1">
            <text:p>12.4</text:p>
          </table:table-cell>
          <table:table-cell office:value-type="float" office:value="23.7" table:style-name="ce1">
            <text:p>23.7</text:p>
          </table:table-cell>
          <table:table-cell office:value-type="float" office:value="0.1" table:style-name="ce1">
            <text:p>0.1</text:p>
          </table:table-cell>
          <table:table-cell office:value-type="float" office:value="63.9" table:style-name="ce1">
            <text:p>63.9</text:p>
          </table:table-cell>
          <table:table-cell office:value-type="float" office:value="36.1" table:style-name="ce1">
            <text:p>3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414285714285715" table:style-name="ce1">
            <text:p>30.41428571</text:p>
          </table:table-cell>
          <table:table-cell office:value-type="float" office:value="14.442857142857145" table:style-name="ce1">
            <text:p>14.44285714</text:p>
          </table:table-cell>
          <table:table-cell office:value-type="float" office:value="4.2857142857142864E-2" table:style-name="ce1">
            <text:p>0.042857143</text:p>
          </table:table-cell>
          <table:table-cell office:value-type="float" office:value="55.142857142857146" table:style-name="ce1">
            <text:p>55.14285714</text:p>
          </table:table-cell>
          <table:table-cell office:value-type="float" office:value="44.857142857142854" table:style-name="ce1">
            <text:p>44.85714286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0.214285714285719" table:style-name="ce11">
            <text:p>30.2</text:p>
          </table:table-cell>
          <table:table-cell office:value-type="float" office:value="15.514285714285714" table:style-name="ce11">
            <text:p>15.5</text:p>
          </table:table-cell>
          <table:table-cell office:value-type="float" office:value="7.1428571428571425E-2" table:style-name="ce11">
            <text:p>0.1</text:p>
          </table:table-cell>
          <table:table-cell office:value-type="float" office:value="54.228571428571421" table:style-name="ce11">
            <text:p>54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1.757142857142856" table:style-name="ce11">
            <text:p>31.8</text:p>
          </table:table-cell>
          <table:table-cell office:value-type="float" office:value="14.214285714285714" table:style-name="ce11">
            <text:p>14.2</text:p>
          </table:table-cell>
          <table:table-cell office:value-type="float" office:value="0.12857142857142856" table:style-name="ce11">
            <text:p>0.1</text:p>
          </table:table-cell>
          <table:table-cell office:value-type="float" office:value="53.885714285714279" table:style-name="ce11">
            <text:p>53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2.142857142857139" table:style-name="ce11">
            <text:p>32.1</text:p>
          </table:table-cell>
          <table:table-cell office:value-type="float" office:value="14.857142857142858" table:style-name="ce11">
            <text:p>14.9</text:p>
          </table:table-cell>
          <table:table-cell office:value-type="float" office:value="0.1142857142857143" table:style-name="ce11">
            <text:p>0.1</text:p>
          </table:table-cell>
          <table:table-cell office:value-type="float" office:value="52.871428571428574" table:style-name="ce11">
            <text:p>52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0.057142857142857" table:style-name="ce11">
            <text:p>30.1</text:p>
          </table:table-cell>
          <table:table-cell office:value-type="float" office:value="13.185714285714283" table:style-name="ce11">
            <text:p>13.2</text:p>
          </table:table-cell>
          <table:table-cell office:value-type="float" office:value="1.4285714285714287E-2" table:style-name="ce11">
            <text:p>0.0</text:p>
          </table:table-cell>
          <table:table-cell office:value-type="float" office:value="56.728571428571421" table:style-name="ce11">
            <text:p>56.7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88889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31944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" table:style-name="ce1">
            <text:p>0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0" table:style-name="ce1">
            <text:p>0</text:p>
          </table:table-cell>
          <table:table-cell office:value-type="float" office:value="82.6" table:style-name="ce1">
            <text:p>82.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0" table:style-name="ce1">
            <text:p>0</text:p>
          </table:table-cell>
          <table:table-cell office:value-type="float" office:value="1745.4" table:style-name="ce1">
            <text:p>1745.4</text:p>
          </table:table-cell>
          <table:table-cell office:value-type="float" office:value="8.8000000000000007" table:style-name="ce1">
            <text:p>8.8</text:p>
          </table:table-cell>
          <table:table-cell table:number-columns-repeated="16380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0" table:style-name="ce1">
            <text:p>0</text:p>
          </table:table-cell>
          <table:table-cell office:value-type="float" office:value="1386.6" table:style-name="ce1">
            <text:p>1386.6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0" table:style-name="ce1">
            <text:p>0</text:p>
          </table:table-cell>
          <table:table-cell office:value-type="float" office:value="1768.8" table:style-name="ce1">
            <text:p>1768.8</text:p>
          </table:table-cell>
          <table:table-cell office:value-type="float" office:value="11.2" table:style-name="ce1">
            <text:p>11.2</text:p>
          </table:table-cell>
          <table:table-cell table:number-columns-repeated="16380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0" table:style-name="ce1">
            <text:p>0</text:p>
          </table:table-cell>
          <table:table-cell office:value-type="float" office:value="697.6" table:style-name="ce1">
            <text:p>697.6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812.97142857142865" table:formula="msoxl:=AVERAGE(C2:C8)" table:style-name="ce8">
            <text:p>813.0</text:p>
          </table:table-cell>
          <table:table-cell office:value-type="float" office:value="5.9142857142857137" table:formula="msoxl:=AVERAGE(D2:D8)" table:style-name="ce8">
            <text:p>5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696.71064073341392" table:formula="msoxl:=IF(C10=0,0,MAX(SUMPRODUCT(C2:C8,C2:C8)/SUM(C2:C8)-C10,0))" table:style-name="ce8">
            <text:p>696.7</text:p>
          </table:table-cell>
          <table:table-cell office:value-type="float" office:value="4.229675638371293" table:formula="msoxl:=IF(D10=0,0,MAX(SUMPRODUCT(D2:D8,D2:D8)/SUM(D2:D8)-D10,0))" table:style-name="ce8">
            <text:p>4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259.11793069515738" table:formula="msoxl:=ABS(MAX(C2:C8)-C10-C11)" table:style-name="ce8">
            <text:p>259.1</text:p>
          </table:table-cell>
          <table:table-cell office:value-type="float" office:value="3.4560386473429929" table:formula="msoxl:=ABS(MAX(D2:D8)-D10-D11)" table:style-name="ce8">
            <text:p>3.5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88889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31944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4" table:style-name="ce1">
            <text:p>13.4</text:p>
          </table:table-cell>
          <table:table-cell table:number-columns-repeated="1612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82.7" table:style-name="ce1">
            <text:p>82.7</text:p>
          </table:table-cell>
          <table:table-cell office:value-type="float" office:value="82.7" table:style-name="ce1">
            <text:p>8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5.4" table:style-name="ce1">
            <text:p>165.4</text:p>
          </table:table-cell>
          <table:table-cell table:number-columns-repeated="1612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199.9" table:style-name="ce1">
            <text:p>199.9</text:p>
          </table:table-cell>
          <table:table-cell office:value-type="float" office:value="199.9" table:style-name="ce1">
            <text:p>19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9.8" table:style-name="ce1">
            <text:p>399.8</text:p>
          </table:table-cell>
          <table:table-cell table:number-columns-repeated="1612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4" table:style-name="ce1">
            <text:p>204</text:p>
          </table:table-cell>
          <table:table-cell table:number-columns-repeated="1612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157.9" table:style-name="ce1">
            <text:p>157.9</text:p>
          </table:table-cell>
          <table:table-cell office:value-type="float" office:value="157.9" table:style-name="ce1">
            <text:p>1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5.8" table:style-name="ce1">
            <text:p>315.8</text:p>
          </table:table-cell>
          <table:table-cell table:number-columns-repeated="1612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127.6" table:style-name="ce1">
            <text:p>127.6</text:p>
          </table:table-cell>
          <table:table-cell office:value-type="float" office:value="127.6" table:style-name="ce1">
            <text:p>12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5.2" table:style-name="ce1">
            <text:p>255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96.685714285714297" table:formula="msoxl:=AVERAGE(B2:B8)" table:style-name="ce8">
            <text:p>96.7</text:p>
          </table:table-cell>
          <table:table-cell office:value-type="float" office:value="96.685714285714297" table:formula="msoxl:=AVERAGE(C2:C8)" table:style-name="ce8">
            <text:p>96.7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8.796496116176954" table:formula="msoxl:=IF(B10=0,0,MAX(SUMPRODUCT(B2:B8,B2:B8)/SUM(B2:B8)-B10,0))" table:style-name="ce8">
            <text:p>48.8</text:p>
          </table:table-cell>
          <table:table-cell office:value-type="float" office:value="48.796496116176954" table:formula="msoxl:=IF(C10=0,0,MAX(SUMPRODUCT(C2:C8,C2:C8)/SUM(C2:C8)-C10,0))" table:style-name="ce8">
            <text:p>48.8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4.417789598108754" table:formula="msoxl:=ABS(MAX(B2:B8)-B10-B11)" table:style-name="ce8">
            <text:p>54.4</text:p>
          </table:table-cell>
          <table:table-cell office:value-type="float" office:value="54.417789598108754" table:formula="msoxl:=ABS(MAX(C2:C8)-C10-C11)" table:style-name="ce8">
            <text:p>54.4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5.48221040189125" table:formula="msoxl:=B10+ B11" table:style-name="ce8">
            <text:p>145.5</text:p>
          </table:table-cell>
          <table:table-cell office:value-type="float" office:value="145.48221040189125" table:formula="msoxl:=C10+ C11" table:style-name="ce8">
            <text:p>145.5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88889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31944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1428571428571428" table:formula="msoxl:=AVERAGE(B2:B8)" table:style-name="ce8">
            <text:p>1.1</text:p>
          </table:table-cell>
          <table:table-cell office:value-type="float" office:value="1.1428571428571428" table:formula="msoxl:=AVERAGE(C2:C8)" table:style-name="ce8">
            <text:p>1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94714285714285706" table:formula="msoxl:=IF(B10=0,0,MAX(SUMPRODUCT(B2:B8,B2:B8)/SUM(B2:B8)-B10,0))" table:style-name="ce8">
            <text:p>0.9</text:p>
          </table:table-cell>
          <table:table-cell office:value-type="float" office:value="0.94714285714285706" table:formula="msoxl:=IF(C10=0,0,MAX(SUMPRODUCT(C2:C8,C2:C8)/SUM(C2:C8)-C10,0))" table:style-name="ce8">
            <text:p>0.9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1000000000000005" table:formula="msoxl:=ABS(MAX(B2:B8)-B10-B11)" table:style-name="ce8">
            <text:p>0.3</text:p>
          </table:table-cell>
          <table:table-cell office:value-type="float" office:value="0.31000000000000005" table:formula="msoxl:=ABS(MAX(C2:C8)-C10-C11)" table:style-name="ce8">
            <text:p>0.3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09" table:formula="msoxl:=B10+ B11" table:style-name="ce8">
            <text:p>2.1</text:p>
          </table:table-cell>
          <table:table-cell office:value-type="float" office:value="2.09" table:formula="msoxl:=C10+ C11" table:style-name="ce8">
            <text:p>2.1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88889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31944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0+ B11" table:style-name="ce8">
            <text:p>0.0</text:p>
          </table:table-cell>
          <table:table-cell office:value-type="float" office:value="0" table:formula="msoxl:=C10+ C11" table:style-name="ce8">
            <text:p>0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88889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31944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41.3" table:style-name="ce1">
            <text:p>41.3</text:p>
          </table:table-cell>
          <table:table-cell office:value-type="float" office:value="41.3" table:style-name="ce1">
            <text:p>4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.6" table:style-name="ce1">
            <text:p>82.6</text:p>
          </table:table-cell>
          <table:table-cell table:number-columns-repeated="1612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872.7" table:style-name="ce1">
            <text:p>872.7</text:p>
          </table:table-cell>
          <table:table-cell office:value-type="float" office:value="872.7" table:style-name="ce1">
            <text:p>87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45.4" table:style-name="ce1">
            <text:p>1745.4</text:p>
          </table:table-cell>
          <table:table-cell table:number-columns-repeated="1612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693.3" table:style-name="ce1">
            <text:p>693.3</text:p>
          </table:table-cell>
          <table:table-cell office:value-type="float" office:value="693.3" table:style-name="ce1">
            <text:p>69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86.6" table:style-name="ce1">
            <text:p>1386.6</text:p>
          </table:table-cell>
          <table:table-cell table:number-columns-repeated="1612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884.4" table:style-name="ce1">
            <text:p>884.4</text:p>
          </table:table-cell>
          <table:table-cell office:value-type="float" office:value="884.4" table:style-name="ce1">
            <text:p>88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68.8" table:style-name="ce1">
            <text:p>1768.8</text:p>
          </table:table-cell>
          <table:table-cell table:number-columns-repeated="1612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348.8" table:style-name="ce1">
            <text:p>348.8</text:p>
          </table:table-cell>
          <table:table-cell office:value-type="float" office:value="348.8" table:style-name="ce1">
            <text:p>34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97.6" table:style-name="ce1">
            <text:p>697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06.48571428571432" table:formula="msoxl:=AVERAGE(B2:B8)" table:style-name="ce8">
            <text:p>406.5</text:p>
          </table:table-cell>
          <table:table-cell office:value-type="float" office:value="406.48571428571432" table:formula="msoxl:=AVERAGE(C2:C8)" table:style-name="ce8">
            <text:p>406.5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48.35532036670696" table:formula="msoxl:=IF(B10=0,0,MAX(SUMPRODUCT(B2:B8,B2:B8)/SUM(B2:B8)-B10,0))" table:style-name="ce8">
            <text:p>348.4</text:p>
          </table:table-cell>
          <table:table-cell office:value-type="float" office:value="348.35532036670696" table:formula="msoxl:=IF(C10=0,0,MAX(SUMPRODUCT(C2:C8,C2:C8)/SUM(C2:C8)-C10,0))" table:style-name="ce8">
            <text:p>348.4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9.55896534757869" table:formula="msoxl:=ABS(MAX(B2:B8)-B10-B11)" table:style-name="ce8">
            <text:p>129.6</text:p>
          </table:table-cell>
          <table:table-cell office:value-type="float" office:value="129.55896534757869" table:formula="msoxl:=ABS(MAX(C2:C8)-C10-C11)" table:style-name="ce8">
            <text:p>129.6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54.84103465242129" table:formula="msoxl:=B10+ B11" table:style-name="ce8">
            <text:p>754.8</text:p>
          </table:table-cell>
          <table:table-cell office:value-type="float" office:value="754.84103465242129" table:formula="msoxl:=C10+ C11" table:style-name="ce8">
            <text:p>754.8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88889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31944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8000000000000007" table:style-name="ce1">
            <text:p>8.8</text:p>
          </table:table-cell>
          <table:table-cell table:number-columns-repeated="1612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5.6" table:style-name="ce1">
            <text:p>5.6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2" table:style-name="ce1">
            <text:p>11.2</text:p>
          </table:table-cell>
          <table:table-cell table:number-columns-repeated="1612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9571428571428569" table:formula="msoxl:=AVERAGE(B2:B8)" table:style-name="ce8">
            <text:p>3.0</text:p>
          </table:table-cell>
          <table:table-cell office:value-type="float" office:value="2.9571428571428569" table:formula="msoxl:=AVERAGE(C2:C8)" table:style-name="ce8">
            <text:p>3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1148378191856465" table:formula="msoxl:=IF(B10=0,0,MAX(SUMPRODUCT(B2:B8,B2:B8)/SUM(B2:B8)-B10,0))" table:style-name="ce8">
            <text:p>2.1</text:p>
          </table:table-cell>
          <table:table-cell office:value-type="float" office:value="2.1148378191856465" table:formula="msoxl:=IF(C10=0,0,MAX(SUMPRODUCT(C2:C8,C2:C8)/SUM(C2:C8)-C10,0))" table:style-name="ce8">
            <text:p>2.1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7280193236714965" table:formula="msoxl:=ABS(MAX(B2:B8)-B10-B11)" table:style-name="ce8">
            <text:p>1.7</text:p>
          </table:table-cell>
          <table:table-cell office:value-type="float" office:value="1.7280193236714965" table:formula="msoxl:=ABS(MAX(C2:C8)-C10-C11)" table:style-name="ce8">
            <text:p>1.7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0719806763285034" table:formula="msoxl:=B10+ B11" table:style-name="ce8">
            <text:p>5.1</text:p>
          </table:table-cell>
          <table:table-cell office:value-type="float" office:value="5.0719806763285034" table:formula="msoxl:=C10+ C11" table:style-name="ce8">
            <text:p>5.1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88889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585714285714282" table:formula="msoxl:=AVERAGE(B2:B8)" table:style-name="ce8">
            <text:p>57.6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151114576406826E-4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1347060282807604" table:formula="msoxl:=ABS(MAX(B2:B8)-B10-B11)" table:style-name="ce8">
            <text:p>0.3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88889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31944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43.2" table:style-name="ce1">
            <text:p>4143.2</text:p>
          </table:table-cell>
          <table:table-cell office:value-type="float" office:value="3455.7" table:style-name="ce1">
            <text:p>3455.7</text:p>
          </table:table-cell>
          <table:table-cell office:value-type="float" office:value="687.5" table:style-name="ce1">
            <text:p>687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2" table:style-name="ce1">
            <text:p>688.2</text:p>
          </table:table-cell>
          <table:table-cell office:value-type="float" office:value="2452.1" table:style-name="ce1">
            <text:p>2452.1</text:p>
          </table:table-cell>
          <table:table-cell office:value-type="float" office:value="-1" table:style-name="ce1">
            <text:p>-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416.9" table:style-name="ce1">
            <text:p>416.9</text:p>
          </table:table-cell>
          <table:table-cell table:number-columns-repeated="1636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43.2" table:style-name="ce1">
            <text:p>4143.2</text:p>
          </table:table-cell>
          <table:table-cell office:value-type="float" office:value="3455.7" table:style-name="ce1">
            <text:p>3455.7</text:p>
          </table:table-cell>
          <table:table-cell office:value-type="float" office:value="687.5" table:style-name="ce1">
            <text:p>687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2" table:style-name="ce1">
            <text:p>688.2</text:p>
          </table:table-cell>
          <table:table-cell office:value-type="float" office:value="2452.1" table:style-name="ce1">
            <text:p>2452.1</text:p>
          </table:table-cell>
          <table:table-cell office:value-type="float" office:value="-1" table:style-name="ce1">
            <text:p>-1</text:p>
          </table:table-cell>
          <table:table-cell office:value-type="float" office:value="60.1" table:style-name="ce1">
            <text:p>60.1</text:p>
          </table:table-cell>
          <table:table-cell office:value-type="float" office:value="0" table:style-name="ce1">
            <text:p>0</text:p>
          </table:table-cell>
          <table:table-cell office:value-type="float" office:value="416.9" table:style-name="ce1">
            <text:p>416.9</text:p>
          </table:table-cell>
          <table:table-cell table:number-columns-repeated="1636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38.3" table:style-name="ce1">
            <text:p>4138.3</text:p>
          </table:table-cell>
          <table:table-cell office:value-type="float" office:value="3451.9" table:style-name="ce1">
            <text:p>3451.9</text:p>
          </table:table-cell>
          <table:table-cell office:value-type="float" office:value="686.5" table:style-name="ce1">
            <text:p>686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7" table:style-name="ce1">
            <text:p>712.7</text:p>
          </table:table-cell>
          <table:table-cell office:value-type="float" office:value="2438.5" table:style-name="ce1">
            <text:p>2438.5</text:p>
          </table:table-cell>
          <table:table-cell office:value-type="float" office:value="-1" table:style-name="ce1">
            <text:p>-1</text:p>
          </table:table-cell>
          <table:table-cell office:value-type="float" office:value="60.4" table:style-name="ce1">
            <text:p>60.4</text:p>
          </table:table-cell>
          <table:table-cell office:value-type="float" office:value="0" table:style-name="ce1">
            <text:p>0</text:p>
          </table:table-cell>
          <table:table-cell office:value-type="float" office:value="434.9" table:style-name="ce1">
            <text:p>434.9</text:p>
          </table:table-cell>
          <table:table-cell table:number-columns-repeated="1636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38.1000000000004" table:style-name="ce1">
            <text:p>4138.1</text:p>
          </table:table-cell>
          <table:table-cell office:value-type="float" office:value="3452" table:style-name="ce1">
            <text:p>3452</text:p>
          </table:table-cell>
          <table:table-cell office:value-type="float" office:value="686.1" table:style-name="ce1">
            <text:p>686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6" table:style-name="ce1">
            <text:p>714.6</text:p>
          </table:table-cell>
          <table:table-cell office:value-type="float" office:value="2436.5" table:style-name="ce1">
            <text:p>2436.5</text:p>
          </table:table-cell>
          <table:table-cell office:value-type="float" office:value="-1" table:style-name="ce1">
            <text:p>-1</text:p>
          </table:table-cell>
          <table:table-cell office:value-type="float" office:value="60.4" table:style-name="ce1">
            <text:p>60.4</text:p>
          </table:table-cell>
          <table:table-cell office:value-type="float" office:value="0" table:style-name="ce1">
            <text:p>0</text:p>
          </table:table-cell>
          <table:table-cell office:value-type="float" office:value="436" table:style-name="ce1">
            <text:p>436</text:p>
          </table:table-cell>
          <table:table-cell table:number-columns-repeated="1636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81.8" table:style-name="ce1">
            <text:p>3981.8</text:p>
          </table:table-cell>
          <table:table-cell office:value-type="float" office:value="3296.4" table:style-name="ce1">
            <text:p>3296.4</text:p>
          </table:table-cell>
          <table:table-cell office:value-type="float" office:value="685.4" table:style-name="ce1">
            <text:p>685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.2" table:style-name="ce1">
            <text:p>735.2</text:p>
          </table:table-cell>
          <table:table-cell office:value-type="float" office:value="2597" table:style-name="ce1">
            <text:p>2597</text:p>
          </table:table-cell>
          <table:table-cell office:value-type="float" office:value="-1" table:style-name="ce1">
            <text:p>-1</text:p>
          </table:table-cell>
          <table:table-cell office:value-type="float" office:value="60.5" table:style-name="ce1">
            <text:p>60.5</text:p>
          </table:table-cell>
          <table:table-cell office:value-type="float" office:value="0" table:style-name="ce1">
            <text:p>0</text:p>
          </table:table-cell>
          <table:table-cell office:value-type="float" office:value="432" table:style-name="ce1">
            <text:p>432</text:p>
          </table:table-cell>
          <table:table-cell table:number-columns-repeated="1636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3987.3" table:style-name="ce1">
            <text:p>3987.3</text:p>
          </table:table-cell>
          <table:table-cell office:value-type="float" office:value="3301.9" table:style-name="ce1">
            <text:p>3301.9</text:p>
          </table:table-cell>
          <table:table-cell office:value-type="float" office:value="685.3" table:style-name="ce1">
            <text:p>685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0" table:style-name="ce1">
            <text:p>730</text:p>
          </table:table-cell>
          <table:table-cell office:value-type="float" office:value="2592.1999999999998" table:style-name="ce1">
            <text:p>2592.2</text:p>
          </table:table-cell>
          <table:table-cell office:value-type="float" office:value="-1" table:style-name="ce1">
            <text:p>-1</text:p>
          </table:table-cell>
          <table:table-cell office:value-type="float" office:value="60.5" table:style-name="ce1">
            <text:p>60.5</text:p>
          </table:table-cell>
          <table:table-cell office:value-type="float" office:value="0" table:style-name="ce1">
            <text:p>0</text:p>
          </table:table-cell>
          <table:table-cell office:value-type="float" office:value="429.6" table:style-name="ce1">
            <text:p>429.6</text:p>
          </table:table-cell>
          <table:table-cell table:number-columns-repeated="1636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11.4" table:style-name="ce1">
            <text:p>4011.4</text:p>
          </table:table-cell>
          <table:table-cell office:value-type="float" office:value="3326" table:style-name="ce1">
            <text:p>3326</text:p>
          </table:table-cell>
          <table:table-cell office:value-type="float" office:value="685.3" table:style-name="ce1">
            <text:p>685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6" table:style-name="ce1">
            <text:p>706</text:p>
          </table:table-cell>
          <table:table-cell office:value-type="float" office:value="2573.9" table:style-name="ce1">
            <text:p>2573.9</text:p>
          </table:table-cell>
          <table:table-cell office:value-type="float" office:value="-1" table:style-name="ce1">
            <text:p>-1</text:p>
          </table:table-cell>
          <table:table-cell office:value-type="float" office:value="60.6" table:style-name="ce1">
            <text:p>60.6</text:p>
          </table:table-cell>
          <table:table-cell office:value-type="float" office:value="0" table:style-name="ce1">
            <text:p>0</text:p>
          </table:table-cell>
          <table:table-cell office:value-type="float" office:value="424.1" table:style-name="ce1">
            <text:p>424.1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88889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31944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75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8626.6" table:style-name="ce1">
            <text:p>8626.6</text:p>
          </table:table-cell>
          <table:table-cell office:value-type="float" office:value="297.60000000000002" table:style-name="ce1">
            <text:p>297.6</text:p>
          </table:table-cell>
          <table:table-cell office:value-type="float" office:value="8626.6" table:style-name="ce1">
            <text:p>8626.6</text:p>
          </table:table-cell>
          <table:table-cell office:value-type="float" office:value="875.6" table:style-name="ce1">
            <text:p>875.6</text:p>
          </table:table-cell>
          <table:table-cell office:value-type="float" office:value="17253.2" table:style-name="ce1">
            <text:p>17253.2</text:p>
          </table:table-cell>
          <table:table-cell office:value-type="float" office:value="1173.2" table:style-name="ce1">
            <text:p>1173.2</text:p>
          </table:table-cell>
          <table:table-cell office:value-type="float" office:value="8924.2000000000007" table:style-name="ce1">
            <text:p>8924.2</text:p>
          </table:table-cell>
          <table:table-cell office:value-type="float" office:value="-9502.2000000000007" table:style-name="ce1">
            <text:p>-9502.2</text:p>
          </table:table-cell>
          <table:table-cell table:number-columns-repeated="16375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10916" table:style-name="ce1">
            <text:p>10916</text:p>
          </table:table-cell>
          <table:table-cell office:value-type="float" office:value="8.1" table:style-name="ce1">
            <text:p>8.1</text:p>
          </table:table-cell>
          <table:table-cell office:value-type="float" office:value="10916" table:style-name="ce1">
            <text:p>10916</text:p>
          </table:table-cell>
          <table:table-cell office:value-type="float" office:value="109.1" table:style-name="ce1">
            <text:p>109.1</text:p>
          </table:table-cell>
          <table:table-cell office:value-type="float" office:value="21832" table:style-name="ce1">
            <text:p>21832</text:p>
          </table:table-cell>
          <table:table-cell office:value-type="float" office:value="117.19999999999999" table:style-name="ce1">
            <text:p>117.2</text:p>
          </table:table-cell>
          <table:table-cell office:value-type="float" office:value="10924.1" table:style-name="ce1">
            <text:p>10924.1</text:p>
          </table:table-cell>
          <table:table-cell office:value-type="float" office:value="-11025.1" table:style-name="ce1">
            <text:p>-11025.1</text:p>
          </table:table-cell>
          <table:table-cell table:number-columns-repeated="16375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3908" table:style-name="ce1">
            <text:p>3908</text:p>
          </table:table-cell>
          <table:table-cell office:value-type="float" office:value="57.1" table:style-name="ce1">
            <text:p>57.1</text:p>
          </table:table-cell>
          <table:table-cell office:value-type="float" office:value="3908" table:style-name="ce1">
            <text:p>3908</text:p>
          </table:table-cell>
          <table:table-cell office:value-type="float" office:value="1099.2" table:style-name="ce1">
            <text:p>1099.2</text:p>
          </table:table-cell>
          <table:table-cell office:value-type="float" office:value="7816" table:style-name="ce1">
            <text:p>7816</text:p>
          </table:table-cell>
          <table:table-cell office:value-type="float" office:value="1156.3" table:style-name="ce1">
            <text:p>1156.3</text:p>
          </table:table-cell>
          <table:table-cell office:value-type="float" office:value="3965.1" table:style-name="ce1">
            <text:p>3965.1</text:p>
          </table:table-cell>
          <table:table-cell office:value-type="float" office:value="-5007.2" table:style-name="ce1">
            <text:p>-5007.2</text:p>
          </table:table-cell>
          <table:table-cell table:number-columns-repeated="16375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1362.6" table:style-name="ce1">
            <text:p>1362.6</text:p>
          </table:table-cell>
          <table:table-cell office:value-type="float" office:value="15.2" table:style-name="ce1">
            <text:p>15.2</text:p>
          </table:table-cell>
          <table:table-cell office:value-type="float" office:value="1362.6" table:style-name="ce1">
            <text:p>1362.6</text:p>
          </table:table-cell>
          <table:table-cell office:value-type="float" office:value="183.2" table:style-name="ce1">
            <text:p>183.2</text:p>
          </table:table-cell>
          <table:table-cell office:value-type="float" office:value="2725.2" table:style-name="ce1">
            <text:p>2725.2</text:p>
          </table:table-cell>
          <table:table-cell office:value-type="float" office:value="198.39999999999998" table:style-name="ce1">
            <text:p>198.4</text:p>
          </table:table-cell>
          <table:table-cell office:value-type="float" office:value="1377.8" table:style-name="ce1">
            <text:p>1377.8</text:p>
          </table:table-cell>
          <table:table-cell office:value-type="float" office:value="-1545.8" table:style-name="ce1">
            <text:p>-1545.8</text:p>
          </table:table-cell>
          <table:table-cell table:number-columns-repeated="16375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1213.5999999999999" table:style-name="ce1">
            <text:p>1213.6</text:p>
          </table:table-cell>
          <table:table-cell office:value-type="float" office:value="15.6" table:style-name="ce1">
            <text:p>15.6</text:p>
          </table:table-cell>
          <table:table-cell office:value-type="float" office:value="1213.5999999999999" table:style-name="ce1">
            <text:p>1213.6</text:p>
          </table:table-cell>
          <table:table-cell office:value-type="float" office:value="148" table:style-name="ce1">
            <text:p>148</text:p>
          </table:table-cell>
          <table:table-cell office:value-type="float" office:value="2427.1999999999998" table:style-name="ce1">
            <text:p>2427.2</text:p>
          </table:table-cell>
          <table:table-cell office:value-type="float" office:value="163.6" table:style-name="ce1">
            <text:p>163.6</text:p>
          </table:table-cell>
          <table:table-cell office:value-type="float" office:value="1229.1999999999998" table:style-name="ce1">
            <text:p>1229.2</text:p>
          </table:table-cell>
          <table:table-cell office:value-type="float" office:value="-1361.6" table:style-name="ce1">
            <text:p>-1361.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718.114285714285" table:formula="msoxl:=AVERAGE(B2:B8)" table:style-name="ce8">
            <text:p>3718.1</text:p>
          </table:table-cell>
          <table:table-cell office:value-type="float" office:value="56.3857142857143" table:formula="msoxl:=AVERAGE(C2:C8)" table:style-name="ce8">
            <text:p>56.4</text:p>
          </table:table-cell>
          <table:table-cell office:value-type="float" office:value="3718.114285714285" table:formula="msoxl:=AVERAGE(D2:D8)" table:style-name="ce8">
            <text:p>3718.1</text:p>
          </table:table-cell>
          <table:table-cell office:value-type="float" office:value="345.04285714285714" table:formula="msoxl:=AVERAGE(E2:E8)" table:style-name="ce8">
            <text:p>345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434.2229697301045" table:formula="msoxl:=IF(B10=0,0,MAX(SUMPRODUCT(B2:B8,B2:B8)/SUM(B2:B8)-B10,0))" table:style-name="ce8">
            <text:p>4434.2</text:p>
          </table:table-cell>
          <table:table-cell office:value-type="float" office:value="177.63199536718659" table:formula="msoxl:=IF(C10=0,0,MAX(SUMPRODUCT(C2:C8,C2:C8)/SUM(C2:C8)-C10,0))" table:style-name="ce8">
            <text:p>177.6</text:p>
          </table:table-cell>
          <table:table-cell office:value-type="float" office:value="4434.2229697301045" table:formula="msoxl:=IF(D10=0,0,MAX(SUMPRODUCT(D2:D8,D2:D8)/SUM(D2:D8)-D10,0))" table:style-name="ce8">
            <text:p>4434.2</text:p>
          </table:table-cell>
          <table:table-cell office:value-type="float" office:value="500.51880807471417" table:formula="msoxl:=IF(E10=0,0,MAX(SUMPRODUCT(E2:E8,E2:E8)/SUM(E2:E8)-E10,0))" table:style-name="ce8">
            <text:p>500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763.6627445556105" table:formula="msoxl:=ABS(MAX(B2:B8)-B10-B11)" table:style-name="ce8">
            <text:p>2763.7</text:p>
          </table:table-cell>
          <table:table-cell office:value-type="float" office:value="63.582290347099132" table:formula="msoxl:=ABS(MAX(C2:C8)-C10-C11)" table:style-name="ce8">
            <text:p>63.6</text:p>
          </table:table-cell>
          <table:table-cell office:value-type="float" office:value="2763.6627445556105" table:formula="msoxl:=ABS(MAX(D2:D8)-D10-D11)" table:style-name="ce8">
            <text:p>2763.7</text:p>
          </table:table-cell>
          <table:table-cell office:value-type="float" office:value="253.63833478242867" table:formula="msoxl:=ABS(MAX(E2:E8)-E10-E11)" table:style-name="ce8">
            <text:p>253.6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88889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31944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" table:style-name="ce1">
            <text:p>0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28230.6" table:style-name="ce1">
            <text:p>28230.6</text:p>
          </table:table-cell>
          <table:table-cell office:value-type="float" office:value="938.2" table:style-name="ce1">
            <text:p>938.2</text:p>
          </table:table-cell>
          <table:table-cell office:value-type="float" office:value="28230.6" table:style-name="ce1">
            <text:p>28230.6</text:p>
          </table:table-cell>
          <table:table-cell office:value-type="float" office:value="1426.4" table:style-name="ce1">
            <text:p>1426.4</text:p>
          </table:table-cell>
          <table:table-cell table:number-columns-repeated="16379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39060.1" table:style-name="ce1">
            <text:p>39060.1</text:p>
          </table:table-cell>
          <table:table-cell office:value-type="float" office:value="51.7" table:style-name="ce1">
            <text:p>51.7</text:p>
          </table:table-cell>
          <table:table-cell office:value-type="float" office:value="39060.1" table:style-name="ce1">
            <text:p>39060.1</text:p>
          </table:table-cell>
          <table:table-cell office:value-type="float" office:value="90.7" table:style-name="ce1">
            <text:p>90.7</text:p>
          </table:table-cell>
          <table:table-cell table:number-columns-repeated="16379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14341" table:style-name="ce1">
            <text:p>14341</text:p>
          </table:table-cell>
          <table:table-cell office:value-type="float" office:value="372.3" table:style-name="ce1">
            <text:p>372.3</text:p>
          </table:table-cell>
          <table:table-cell office:value-type="float" office:value="14341" table:style-name="ce1">
            <text:p>14341</text:p>
          </table:table-cell>
          <table:table-cell office:value-type="float" office:value="884.6" table:style-name="ce1">
            <text:p>884.6</text:p>
          </table:table-cell>
          <table:table-cell table:number-columns-repeated="16379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4821.7" table:style-name="ce1">
            <text:p>4821.7</text:p>
          </table:table-cell>
          <table:table-cell office:value-type="float" office:value="80.5" table:style-name="ce1">
            <text:p>80.5</text:p>
          </table:table-cell>
          <table:table-cell office:value-type="float" office:value="4821.7" table:style-name="ce1">
            <text:p>4821.7</text:p>
          </table:table-cell>
          <table:table-cell office:value-type="float" office:value="162" table:style-name="ce1">
            <text:p>162</text:p>
          </table:table-cell>
          <table:table-cell table:number-columns-repeated="16379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4287.1000000000004" table:style-name="ce1">
            <text:p>4287.1</text:p>
          </table:table-cell>
          <table:table-cell office:value-type="float" office:value="77.2" table:style-name="ce1">
            <text:p>77.2</text:p>
          </table:table-cell>
          <table:table-cell office:value-type="float" office:value="4287.1000000000004" table:style-name="ce1">
            <text:p>4287.1</text:p>
          </table:table-cell>
          <table:table-cell office:value-type="float" office:value="140.5" table:style-name="ce1">
            <text:p>140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2962.928571428571" table:formula="msoxl:=AVERAGE(B2:B8)" table:style-name="ce8">
            <text:p>12962.9</text:p>
          </table:table-cell>
          <table:table-cell office:value-type="float" office:value="220.01428571428573" table:formula="msoxl:=AVERAGE(C2:C8)" table:style-name="ce8">
            <text:p>220.0</text:p>
          </table:table-cell>
          <table:table-cell office:value-type="float" office:value="12962.928571428571" table:formula="msoxl:=AVERAGE(D2:D8)" table:style-name="ce8">
            <text:p>12962.9</text:p>
          </table:table-cell>
          <table:table-cell office:value-type="float" office:value="386.44285714285718" table:formula="msoxl:=AVERAGE(E2:E8)" table:style-name="ce8">
            <text:p>386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5359.049890999997" table:formula="msoxl:=IF(B10=0,0,MAX(SUMPRODUCT(B2:B8,B2:B8)/SUM(B2:B8)-B10,0))" table:style-name="ce8">
            <text:p>15359.0</text:p>
          </table:table-cell>
          <table:table-cell office:value-type="float" office:value="451.46518315137234" table:formula="msoxl:=IF(C10=0,0,MAX(SUMPRODUCT(C2:C8,C2:C8)/SUM(C2:C8)-C10,0))" table:style-name="ce8">
            <text:p>451.5</text:p>
          </table:table-cell>
          <table:table-cell office:value-type="float" office:value="15359.049890999997" table:formula="msoxl:=IF(D10=0,0,MAX(SUMPRODUCT(D2:D8,D2:D8)/SUM(D2:D8)-D10,0))" table:style-name="ce8">
            <text:p>15359.0</text:p>
          </table:table-cell>
          <table:table-cell office:value-type="float" office:value="675.01352894268496" table:formula="msoxl:=IF(E10=0,0,MAX(SUMPRODUCT(E2:E8,E2:E8)/SUM(E2:E8)-E10,0))" table:style-name="ce8">
            <text:p>675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738.121537571429" table:formula="msoxl:=ABS(MAX(B2:B8)-B10-B11)" table:style-name="ce8">
            <text:p>10738.1</text:p>
          </table:table-cell>
          <table:table-cell office:value-type="float" office:value="266.72053113434197" table:formula="msoxl:=ABS(MAX(C2:C8)-C10-C11)" table:style-name="ce8">
            <text:p>266.7</text:p>
          </table:table-cell>
          <table:table-cell office:value-type="float" office:value="10738.121537571429" table:formula="msoxl:=ABS(MAX(D2:D8)-D10-D11)" table:style-name="ce8">
            <text:p>10738.1</text:p>
          </table:table-cell>
          <table:table-cell office:value-type="float" office:value="364.94361391445807" table:formula="msoxl:=ABS(MAX(E2:E8)-E10-E11)" table:style-name="ce8">
            <text:p>364.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88889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31944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75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7.3" table:style-name="ce1">
            <text:p>9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33426.5" table:style-name="ce1">
            <text:p>33426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9" table:style-name="ce1">
            <text:p>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43682.9" table:style-name="ce1">
            <text:p>43682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6606.099999999999" table:style-name="ce1">
            <text:p>16606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8" table:style-name="ce1">
            <text:p>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5761" table:style-name="ce1">
            <text:p>57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5173.5" table:style-name="ce1">
            <text:p>517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88889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31944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91" table:style-name="ce1">
            <text:p>6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762" table:style-name="ce1">
            <text:p>2762</text:p>
          </table:table-cell>
          <table:table-cell office:value-type="float" office:value="-1" table:style-name="ce1">
            <text:p>-1</text:p>
          </table:table-cell>
          <table:table-cell office:value-type="float" office:value="8635" table:style-name="ce1">
            <text:p>8635</text:p>
          </table:table-cell>
          <table:table-cell office:value-type="float" office:value="451" table:style-name="ce1">
            <text:p>451</text:p>
          </table:table-cell>
          <table:table-cell office:value-type="float" office:value="-1" table:style-name="ce1">
            <text:p>-1</text:p>
          </table:table-cell>
          <table:table-cell office:value-type="float" office:value="191581" table:style-name="ce1">
            <text:p>19158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373" table:style-name="ce1">
            <text:p>37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table:number-columns-repeated="16346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91" table:style-name="ce1">
            <text:p>6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6" table:style-name="ce1">
            <text:p>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7" table:style-name="ce1">
            <text:p>-17</text:p>
          </table:table-cell>
          <table:table-cell table:number-columns-repeated="16346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18" table:style-name="ce1">
            <text:p>3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99" table:style-name="ce1">
            <text:p>1799</text:p>
          </table:table-cell>
          <table:table-cell office:value-type="float" office:value="0" table:style-name="ce1">
            <text:p>0</text:p>
          </table:table-cell>
          <table:table-cell office:value-type="float" office:value="-1977" table:style-name="ce1">
            <text:p>-19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1583" table:style-name="ce1">
            <text:p>-1915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46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3" table:style-name="ce1">
            <text:p>58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9" table:style-name="ce1">
            <text:p>339</text:p>
          </table:table-cell>
          <table:table-cell office:value-type="float" office:value="0" table:style-name="ce1">
            <text:p>0</text:p>
          </table:table-cell>
          <table:table-cell office:value-type="float" office:value="3104" table:style-name="ce1">
            <text:p>3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4" table:style-name="ce1">
            <text:p>-34</text:p>
          </table:table-cell>
          <table:table-cell table:number-columns-repeated="16346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54" table:style-name="ce1">
            <text:p>55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18" table:style-name="ce1">
            <text:p>-1918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33" table:style-name="ce1">
            <text:p>33</text:p>
          </table:table-cell>
          <table:table-cell table:number-columns-repeated="16346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47" table:style-name="ce1">
            <text:p>9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83" table:style-name="ce1">
            <text:p>1483</text:p>
          </table:table-cell>
          <table:table-cell office:value-type="float" office:value="0" table:style-name="ce1">
            <text:p>0</text:p>
          </table:table-cell>
          <table:table-cell office:value-type="float" office:value="-7328" table:style-name="ce1">
            <text:p>-7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45" table:style-name="ce1">
            <text:p>5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4" table:style-name="ce1">
            <text:p>374</text:p>
          </table:table-cell>
          <table:table-cell office:value-type="float" office:value="0" table:style-name="ce1">
            <text:p>0</text:p>
          </table:table-cell>
          <table:table-cell office:value-type="float" office:value="1382" table:style-name="ce1">
            <text:p>1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9" table:style-name="ce1">
            <text:p>-59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30M13.000S" table:style-name="ce9">
            <text:p>11:30:13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30M13.000S" table:style-name="ce10">
            <text:p>11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30M43.000S" table:style-name="ce9">
            <text:p>11:30:43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30M43.000S" table:style-name="ce10">
            <text:p>11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31M13.000S" table:style-name="ce9">
            <text:p>11:31:13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31M13.000S" table:style-name="ce10">
            <text:p>11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31M43.000S" table:style-name="ce9">
            <text:p>11:31:43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31M43.000S" table:style-name="ce10">
            <text:p>11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32M13.000S" table:style-name="ce9">
            <text:p>11:32:13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32M13.000S" table:style-name="ce10">
            <text:p>11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1H32M43.000S" table:style-name="ce9">
            <text:p>11:32:43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32M43.000S" table:style-name="ce10">
            <text:p>11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1H33M13.000S" table:style-name="ce9">
            <text:p>11:33:13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7H33M13.000S" table:style-name="ce10">
            <text:p>11:33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88889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5.3" table:style-name="ce1">
            <text:p>5.3</text:p>
          </table:table-cell>
          <table:table-cell office:value-type="float" office:value="1.4" table:style-name="ce1">
            <text:p>1.4</text:p>
          </table:table-cell>
          <table:table-cell office:value-type="float" office:value="0.4" table:style-name="ce1">
            <text:p>0.4</text:p>
          </table:table-cell>
          <table:table-cell office:value-type="float" office:value="93" table:style-name="ce1">
            <text:p>93</text:p>
          </table:table-cell>
          <table:table-cell office:value-type="float" office:value="6.6999999999999993" table:style-name="ce1">
            <text:p>6.7</text:p>
          </table:table-cell>
          <table:table-cell table:number-columns-repeated="1637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.3" table:style-name="ce1">
            <text:p>0.3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98.8" table:style-name="ce1">
            <text:p>98.8</text:p>
          </table:table-cell>
          <table:table-cell office:value-type="float" office:value="1.2" table:style-name="ce1">
            <text:p>1.2</text:p>
          </table:table-cell>
          <table:table-cell table:number-columns-repeated="1637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16.3" table:style-name="ce1">
            <text:p>16.3</text:p>
          </table:table-cell>
          <table:table-cell office:value-type="float" office:value="83.7" table:style-name="ce1">
            <text:p>83.7</text:p>
          </table:table-cell>
          <table:table-cell table:number-columns-repeated="1637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75" table:style-name="ce1">
            <text:p>75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93.3" table:style-name="ce1">
            <text:p>93.3</text:p>
          </table:table-cell>
          <table:table-cell table:number-columns-repeated="1637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19.5" table:style-name="ce1">
            <text:p>19.5</text:p>
          </table:table-cell>
          <table:table-cell office:value-type="float" office:value="0" table:style-name="ce1">
            <text:p>0</text:p>
          </table:table-cell>
          <table:table-cell office:value-type="float" office:value="42.2" table:style-name="ce1">
            <text:p>42.2</text:p>
          </table:table-cell>
          <table:table-cell office:value-type="float" office:value="57.8" table:style-name="ce1">
            <text:p>57.8</text:p>
          </table:table-cell>
          <table:table-cell table:number-columns-repeated="1637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11.8" table:style-name="ce1">
            <text:p>11.8</text:p>
          </table:table-cell>
          <table:table-cell office:value-type="float" office:value="26.8" table:style-name="ce1">
            <text:p>26.8</text:p>
          </table:table-cell>
          <table:table-cell office:value-type="float" office:value="0" table:style-name="ce1">
            <text:p>0</text:p>
          </table:table-cell>
          <table:table-cell office:value-type="float" office:value="61.4" table:style-name="ce1">
            <text:p>61.4</text:p>
          </table:table-cell>
          <table:table-cell office:value-type="float" office:value="38.6" table:style-name="ce1">
            <text:p>38.6</text:p>
          </table:table-cell>
          <table:table-cell table:number-columns-repeated="1637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11.9" table:style-name="ce1">
            <text:p>11.9</text:p>
          </table:table-cell>
          <table:table-cell office:value-type="float" office:value="26.9" table:style-name="ce1">
            <text:p>26.9</text:p>
          </table:table-cell>
          <table:table-cell office:value-type="float" office:value="0.1" table:style-name="ce1">
            <text:p>0.1</text:p>
          </table:table-cell>
          <table:table-cell office:value-type="float" office:value="61.2" table:style-name="ce1">
            <text:p>61.2</text:p>
          </table:table-cell>
          <table:table-cell office:value-type="float" office:value="38.799999999999997" table:style-name="ce1">
            <text:p>38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214285714285719" table:style-name="ce1">
            <text:p>30.21428571</text:p>
          </table:table-cell>
          <table:table-cell office:value-type="float" office:value="15.514285714285714" table:style-name="ce1">
            <text:p>15.51428571</text:p>
          </table:table-cell>
          <table:table-cell office:value-type="float" office:value="7.1428571428571425E-2" table:style-name="ce1">
            <text:p>0.071428571</text:p>
          </table:table-cell>
          <table:table-cell office:value-type="float" office:value="54.228571428571421" table:style-name="ce1">
            <text:p>54.22857143</text:p>
          </table:table-cell>
          <table:table-cell office:value-type="float" office:value="45.728571428571435" table:style-name="ce1">
            <text:p>45.72857143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88889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5.5" table:style-name="ce1">
            <text:p>5.5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92.8" table:style-name="ce1">
            <text:p>92.8</text:p>
          </table:table-cell>
          <table:table-cell office:value-type="float" office:value="6.7" table:style-name="ce1">
            <text:p>6.7</text:p>
          </table:table-cell>
          <table:table-cell table:number-columns-repeated="1637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72.8" table:style-name="ce1">
            <text:p>72.8</text:p>
          </table:table-cell>
          <table:table-cell office:value-type="float" office:value="13.9" table:style-name="ce1">
            <text:p>13.9</text:p>
          </table:table-cell>
          <table:table-cell office:value-type="float" office:value="0" table:style-name="ce1">
            <text:p>0</text:p>
          </table:table-cell>
          <table:table-cell office:value-type="float" office:value="13.3" table:style-name="ce1">
            <text:p>13.3</text:p>
          </table:table-cell>
          <table:table-cell office:value-type="float" office:value="86.7" table:style-name="ce1">
            <text:p>86.7</text:p>
          </table:table-cell>
          <table:table-cell table:number-columns-repeated="1637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74.599999999999994" table:style-name="ce1">
            <text:p>74.6</text:p>
          </table:table-cell>
          <table:table-cell office:value-type="float" office:value="18.7" table:style-name="ce1">
            <text:p>18.7</text:p>
          </table:table-cell>
          <table:table-cell office:value-type="float" office:value="0.1" table:style-name="ce1">
            <text:p>0.1</text:p>
          </table:table-cell>
          <table:table-cell office:value-type="float" office:value="6.6" table:style-name="ce1">
            <text:p>6.6</text:p>
          </table:table-cell>
          <table:table-cell office:value-type="float" office:value="93.3" table:style-name="ce1">
            <text:p>93.3</text:p>
          </table:table-cell>
          <table:table-cell table:number-columns-repeated="1637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42.8" table:style-name="ce1">
            <text:p>42.8</text:p>
          </table:table-cell>
          <table:table-cell office:value-type="float" office:value="19.3" table:style-name="ce1">
            <text:p>19.3</text:p>
          </table:table-cell>
          <table:table-cell office:value-type="float" office:value="0.1" table:style-name="ce1">
            <text:p>0.1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62.099999999999994" table:style-name="ce1">
            <text:p>62.1</text:p>
          </table:table-cell>
          <table:table-cell table:number-columns-repeated="1637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15.1" table:style-name="ce1">
            <text:p>15.1</text:p>
          </table:table-cell>
          <table:table-cell office:value-type="float" office:value="21.5" table:style-name="ce1">
            <text:p>21.5</text:p>
          </table:table-cell>
          <table:table-cell office:value-type="float" office:value="0" table:style-name="ce1">
            <text:p>0</text:p>
          </table:table-cell>
          <table:table-cell office:value-type="float" office:value="63.4" table:style-name="ce1">
            <text:p>63.4</text:p>
          </table:table-cell>
          <table:table-cell office:value-type="float" office:value="36.6" table:style-name="ce1">
            <text:p>36.6</text:p>
          </table:table-cell>
          <table:table-cell table:number-columns-repeated="1637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11.5" table:style-name="ce1">
            <text:p>11.5</text:p>
          </table:table-cell>
          <table:table-cell office:value-type="float" office:value="24.9" table:style-name="ce1">
            <text:p>24.9</text:p>
          </table:table-cell>
          <table:table-cell office:value-type="float" office:value="0.2" table:style-name="ce1">
            <text:p>0.2</text:p>
          </table:table-cell>
          <table:table-cell office:value-type="float" office:value="63.4" table:style-name="ce1">
            <text:p>63.4</text:p>
          </table:table-cell>
          <table:table-cell office:value-type="float" office:value="36.4" table:style-name="ce1">
            <text:p>36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757142857142856" table:style-name="ce1">
            <text:p>31.75714286</text:p>
          </table:table-cell>
          <table:table-cell office:value-type="float" office:value="14.214285714285714" table:style-name="ce1">
            <text:p>14.21428571</text:p>
          </table:table-cell>
          <table:table-cell office:value-type="float" office:value="0.12857142857142856" table:style-name="ce1">
            <text:p>0.128571429</text:p>
          </table:table-cell>
          <table:table-cell office:value-type="float" office:value="53.885714285714279" table:style-name="ce1">
            <text:p>53.88571429</text:p>
          </table:table-cell>
          <table:table-cell office:value-type="float" office:value="45.971428571428568" table:style-name="ce1">
            <text:p>45.97142857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88889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4.3" table:style-name="ce1">
            <text:p>4.3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94.4" table:style-name="ce1">
            <text:p>94.4</text:p>
          </table:table-cell>
          <table:table-cell office:value-type="float" office:value="5.3" table:style-name="ce1">
            <text:p>5.3</text:p>
          </table:table-cell>
          <table:table-cell table:number-columns-repeated="1637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75.400000000000006" table:style-name="ce1">
            <text:p>75.4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table:number-columns-repeated="1637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74.7" table:style-name="ce1">
            <text:p>74.7</text:p>
          </table:table-cell>
          <table:table-cell office:value-type="float" office:value="19.2" table:style-name="ce1">
            <text:p>19.2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3.9" table:style-name="ce1">
            <text:p>93.9</text:p>
          </table:table-cell>
          <table:table-cell table:number-columns-repeated="1637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43.8" table:style-name="ce1">
            <text:p>43.8</text:p>
          </table:table-cell>
          <table:table-cell office:value-type="float" office:value="20.2" table:style-name="ce1">
            <text:p>20.2</text:p>
          </table:table-cell>
          <table:table-cell office:value-type="float" office:value="0.3" table:style-name="ce1">
            <text:p>0.3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14.2" table:style-name="ce1">
            <text:p>14.2</text:p>
          </table:table-cell>
          <table:table-cell office:value-type="float" office:value="27.8" table:style-name="ce1">
            <text:p>27.8</text:p>
          </table:table-cell>
          <table:table-cell office:value-type="float" office:value="0.2" table:style-name="ce1">
            <text:p>0.2</text:p>
          </table:table-cell>
          <table:table-cell office:value-type="float" office:value="57.8" table:style-name="ce1">
            <text:p>57.8</text:p>
          </table:table-cell>
          <table:table-cell office:value-type="float" office:value="42" table:style-name="ce1">
            <text:p>42</text:p>
          </table:table-cell>
          <table:table-cell table:number-columns-repeated="1637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12.6" table:style-name="ce1">
            <text:p>12.6</text:p>
          </table:table-cell>
          <table:table-cell office:value-type="float" office:value="22.2" table:style-name="ce1">
            <text:p>22.2</text:p>
          </table:table-cell>
          <table:table-cell office:value-type="float" office:value="0" table:style-name="ce1">
            <text:p>0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34.799999999999997" table:style-name="ce1">
            <text:p>34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142857142857139" table:style-name="ce1">
            <text:p>32.14285714</text:p>
          </table:table-cell>
          <table:table-cell office:value-type="float" office:value="14.857142857142858" table:style-name="ce1">
            <text:p>14.85714286</text:p>
          </table:table-cell>
          <table:table-cell office:value-type="float" office:value="0.1142857142857143" table:style-name="ce1">
            <text:p>0.114285714</text:p>
          </table:table-cell>
          <table:table-cell office:value-type="float" office:value="52.871428571428574" table:style-name="ce1">
            <text:p>52.87142857</text:p>
          </table:table-cell>
          <table:table-cell office:value-type="float" office:value="47" table:style-name="ce1">
            <text:p>47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88889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7H30M13.000S" table:style-name="ce9">
            <text:p>11:30:1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4.9" table:style-name="ce1">
            <text:p>94.9</text:p>
          </table:table-cell>
          <table:table-cell office:value-type="float" office:value="4.8999999999999995" table:style-name="ce1">
            <text:p>4.9</text:p>
          </table:table-cell>
          <table:table-cell table:number-columns-repeated="16378"/>
        </table:table-row>
        <table:table-row table:style-name="ro1">
          <table:table-cell office:value-type="time" office:time-value="PT984467H30M43.000S" table:style-name="ce9">
            <text:p>11:30: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7H31M13.000S" table:style-name="ce9">
            <text:p>11:31:13</text:p>
          </table:table-cell>
          <table:table-cell office:value-type="float" office:value="52.4" table:style-name="ce1">
            <text:p>52.4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36.9" table:style-name="ce1">
            <text:p>36.9</text:p>
          </table:table-cell>
          <table:table-cell office:value-type="float" office:value="63.099999999999994" table:style-name="ce1">
            <text:p>63.1</text:p>
          </table:table-cell>
          <table:table-cell table:number-columns-repeated="16378"/>
        </table:table-row>
        <table:table-row table:style-name="ro1">
          <table:table-cell office:value-type="time" office:time-value="PT984467H31M43.000S" table:style-name="ce9">
            <text:p>11:31:43</text:p>
          </table:table-cell>
          <table:table-cell office:value-type="float" office:value="79.2" table:style-name="ce1">
            <text:p>79.2</text:p>
          </table:table-cell>
          <table:table-cell office:value-type="float" office:value="19.2" table:style-name="ce1">
            <text:p>19.2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4" table:style-name="ce1">
            <text:p>98.4</text:p>
          </table:table-cell>
          <table:table-cell table:number-columns-repeated="16378"/>
        </table:table-row>
        <table:table-row table:style-name="ro1">
          <table:table-cell office:value-type="time" office:time-value="PT984467H32M13.000S" table:style-name="ce9">
            <text:p>11:32:13</text:p>
          </table:table-cell>
          <table:table-cell office:value-type="float" office:value="47.8" table:style-name="ce1">
            <text:p>47.8</text:p>
          </table:table-cell>
          <table:table-cell office:value-type="float" office:value="21.9" table:style-name="ce1">
            <text:p>21.9</text:p>
          </table:table-cell>
          <table:table-cell office:value-type="float" office:value="0" table:style-name="ce1">
            <text:p>0</text:p>
          </table:table-cell>
          <table:table-cell office:value-type="float" office:value="30.3" table:style-name="ce1">
            <text:p>30.3</text:p>
          </table:table-cell>
          <table:table-cell office:value-type="float" office:value="69.699999999999989" table:style-name="ce1">
            <text:p>69.7</text:p>
          </table:table-cell>
          <table:table-cell table:number-columns-repeated="16378"/>
        </table:table-row>
        <table:table-row table:style-name="ro1">
          <table:table-cell office:value-type="time" office:time-value="PT984467H32M43.000S" table:style-name="ce9">
            <text:p>11:32:43</text:p>
          </table:table-cell>
          <table:table-cell office:value-type="float" office:value="13.5" table:style-name="ce1">
            <text:p>13.5</text:p>
          </table:table-cell>
          <table:table-cell office:value-type="float" office:value="18.8" table:style-name="ce1">
            <text:p>18.8</text:p>
          </table:table-cell>
          <table:table-cell office:value-type="float" office:value="0" table:style-name="ce1">
            <text:p>0</text:p>
          </table:table-cell>
          <table:table-cell office:value-type="float" office:value="67.7" table:style-name="ce1">
            <text:p>67.7</text:p>
          </table:table-cell>
          <table:table-cell office:value-type="float" office:value="32.299999999999997" table:style-name="ce1">
            <text:p>32.3</text:p>
          </table:table-cell>
          <table:table-cell table:number-columns-repeated="16378"/>
        </table:table-row>
        <table:table-row table:style-name="ro1">
          <table:table-cell office:value-type="time" office:time-value="PT984467H33M13.000S" table:style-name="ce9">
            <text:p>11:33:13</text:p>
          </table:table-cell>
          <table:table-cell office:value-type="float" office:value="13.4" table:style-name="ce1">
            <text:p>13.4</text:p>
          </table:table-cell>
          <table:table-cell office:value-type="float" office:value="20.9" table:style-name="ce1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65.7" table:style-name="ce1">
            <text:p>65.7</text:p>
          </table:table-cell>
          <table:table-cell office:value-type="float" office:value="34.299999999999997" table:style-name="ce1">
            <text:p>34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0.057142857142857" table:style-name="ce1">
            <text:p>30.05714286</text:p>
          </table:table-cell>
          <table:table-cell office:value-type="float" office:value="13.185714285714283" table:style-name="ce1">
            <text:p>13.18571429</text:p>
          </table:table-cell>
          <table:table-cell office:value-type="float" office:value="1.4285714285714287E-2" table:style-name="ce1">
            <text:p>0.014285714</text:p>
          </table:table-cell>
          <table:table-cell office:value-type="float" office:value="56.728571428571421" table:style-name="ce1">
            <text:p>56.72857143</text:p>
          </table:table-cell>
          <table:table-cell office:value-type="float" office:value="43.24285714285714" table:style-name="ce1">
            <text:p>43.2428571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Afour</dc:creator>
    <meta:creation-date>2012-04-20T07:48:55Z</meta:creation-date>
    <dc:date>2012-04-20T07:52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390_Threads (KB/s) -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390_Threads (KB/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390_Threads (KB/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390_Threads -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390_Threads (Kbyte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390_Threads (Kbyte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3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